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list-style-name="L1"/>
    <style:style style:name="P6" style:family="paragraph" style:parent-style-name="Standard" style:list-style-name="L1">
      <style:text-properties officeooo:paragraph-rsid="001b9cba"/>
    </style:style>
    <style:style style:name="P7" style:family="paragraph" style:parent-style-name="Standard" style:list-style-name="L1">
      <style:text-properties fo:color="#00a933"/>
    </style:style>
    <style:style style:name="P8"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9" style:family="paragraph" style:parent-style-name="Standard">
      <style:text-properties fo:color="#000000" fo:font-weight="bold" officeooo:rsid="000fdd61" officeooo:paragraph-rsid="000fdd61" fo:background-color="#b4c7dc" style:font-weight-asian="bold" style:font-weight-complex="bold"/>
    </style:style>
    <style:style style:name="P10" style:family="paragraph" style:parent-style-name="Standard">
      <style:text-properties fo:color="#000000" fo:font-weight="bold" officeooo:rsid="0037ea9f" officeooo:paragraph-rsid="0037ea9f" fo:background-color="transparent" style:font-weight-asian="bold" style:font-weight-complex="bold"/>
    </style:style>
    <style:style style:name="P11" style:family="paragraph" style:parent-style-name="Standard">
      <style:text-properties fo:color="#000000" fo:font-weight="normal" officeooo:rsid="0037ea9f" officeooo:paragraph-rsid="0037ea9f" fo:background-color="transparent" style:font-weight-asian="normal" style:font-weight-complex="normal"/>
    </style:style>
    <style:style style:name="P12" style:family="paragraph" style:parent-style-name="Standard">
      <style:text-properties officeooo:paragraph-rsid="002fc36c"/>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color="#800080"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0673ff"/>
    </style:style>
    <style:style style:name="T12" style:family="text">
      <style:text-properties fo:color="#0673ff" style:text-underline-style="solid" style:text-underline-width="auto" style:text-underline-color="font-color"/>
    </style:style>
    <style:style style:name="T13" style:family="text">
      <style:text-properties fo:color="#0673ff" style:text-underline-style="solid" style:text-underline-width="auto" style:text-underline-color="font-color" fo:font-weight="normal" style:font-weight-asian="normal" style:font-weight-complex="normal"/>
    </style:style>
    <style:style style:name="T14" style:family="text">
      <style:text-properties fo:color="#0673ff" style:text-underline-style="solid" style:text-underline-width="auto" style:text-underline-color="font-color" fo:font-weight="normal" officeooo:rsid="002fc8cb" style:font-weight-asian="normal" style:font-weight-complex="normal"/>
    </style:style>
    <style:style style:name="T15" style:family="text">
      <style:text-properties fo:color="#0673ff" style:text-underline-style="solid" style:text-underline-width="auto" style:text-underline-color="font-color" fo:font-weight="bold" style:font-weight-asian="bold" style:font-weight-complex="bold"/>
    </style:style>
    <style:style style:name="T16" style:family="text">
      <style:text-properties fo:color="#0673ff" style:text-underline-style="solid" style:text-underline-width="auto" style:text-underline-color="font-color" officeooo:rsid="003475c8"/>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2fe314"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underline-style="none" officeooo:rsid="002fe314"/>
    </style:style>
    <style:style style:name="T25" style:family="text">
      <style:text-properties fo:color="#ff860d"/>
    </style:style>
    <style:style style:name="T26" style:family="text">
      <style:text-properties fo:color="#ff860d" fo:background-color="transparent" loext:char-shading-value="0"/>
    </style:style>
    <style:style style:name="T27" style:family="text">
      <style:text-properties fo:color="#ff860d" style:text-underline-style="none"/>
    </style:style>
    <style:style style:name="T28" style:family="text">
      <style:text-properties fo:color="#ff860d" fo:font-weight="bold" style:font-weight-asian="bold" style:font-weight-complex="bold"/>
    </style:style>
    <style:style style:name="T29"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30"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31"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2" style:family="text">
      <style:text-properties fo:font-size="12pt" fo:language="it" fo:country="IT" style:text-underline-style="none" officeooo:rsid="0002636c" style:font-size-asian="12pt" style:language-complex="hi" style:country-complex="IN"/>
    </style:style>
    <style:style style:name="T33" style:family="text">
      <style:text-properties fo:font-size="12pt" fo:language="it" fo:country="IT" fo:font-weight="bold" officeooo:rsid="0002636c" style:font-size-asian="12pt" style:font-weight-asian="bold" style:language-complex="hi" style:country-complex="IN" style:font-weight-complex="bold"/>
    </style:style>
    <style:style style:name="T34" style:family="text">
      <style:text-properties fo:font-size="12pt" fo:language="it" fo:country="IT" fo:font-weight="bold" officeooo:rsid="0003740b" style:font-size-asian="12pt" style:font-weight-asian="bold" style:language-complex="hi" style:country-complex="IN" style:font-weight-complex="bold"/>
    </style:style>
    <style:style style:name="T35" style:family="text">
      <style:text-properties fo:font-size="12pt" fo:language="it" fo:country="IT" fo:font-weight="normal" officeooo:rsid="0002636c" style:font-size-asian="12pt" style:font-weight-asian="normal" style:language-complex="hi" style:country-complex="IN" style:font-weight-complex="normal"/>
    </style:style>
    <style:style style:name="T36" style:family="text">
      <style:text-properties fo:font-weight="normal" style:font-weight-asian="normal" style:font-weight-complex="normal"/>
    </style:style>
    <style:style style:name="T37" style:family="text">
      <style:text-properties officeooo:rsid="0033e2ec"/>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1">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6">Arancione</text:span> <text:span text:style-name="T17">=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3"><text:span text:style-name="T38">utente</text:span></text:p></office:annotation><text:span text:style-name="T1">utenti</text:span><office:annotation-end office:name="__Annotation__406_3229985513"/> di <text:span text:style-name="T13">inserire</text:span><text:span text:style-name="T1"> annunci</text:span> per la vendita di materiale usato, di <text:span text:style-name="T12">scambiare messaggi</text:span> tra di loro (in <text:span text:style-name="T23">maniera privata</text:span>) per accordarsi sulla vendita/consegna dell’<text:span text:style-name="T1">oggetto</text:span>, o di <text:span text:style-name="T13">inserire</text:span><text:span text:style-name="T15"> </text:span><text:span text:style-name="T14">commenti</text:span> (in <text:span text:style-name="T23">maniera pubblica</text:span>) sull’<office:annotation office:name="__Annotation__260_4162159377"><dc:creator>Autore sconosciuto</dc:creator><dc:date>2020-11-22T11:11:37.556090365</dc:date><text:p text:style-name="P14"><text:span text:style-name="T38">annuncio</text:span></text:p></office:annotation><text:span text:style-name="T1">oggetto</text:span><office:annotation-end office:name="__Annotation__260_4162159377"/>. </text:p>
      <text:p text:style-name="Standard"/>
      <text:p text:style-name="Standard">Un <text:span text:style-name="T10">utente</text:span> si <text:span text:style-name="T26">registra</text:span> scegliendo un <text:span text:style-name="T3">username univoco</text:span>, <text:span text:style-name="T25">inserendo</text:span> tutte le sue <text:span text:style-name="T18">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4"><text:span text:style-name="T38">Regola di vincolo o reificazione</text:span></text:p></office:annotation><text:span text:style-name="T7">uno</text:span> come mezzo di comunicazione preferito<office:annotation-end office:name="__Annotation__364_4162159377"/>, ed <text:span text:style-name="T25">inserendo</text:span> i <text:span text:style-name="T4">dati relativi alla sua carta di credito</text:span>. I dati della carta di credito <text:span text:style-name="T7">non sono obbligatori</text:span>.</text:p>
      <text:p text:style-name="Standard"/>
      <text:p text:style-name="P12"><text:span text:style-name="T31">Gli</text:span><text:span text:style-name="T29"> </text:span><text:span text:style-name="T30">amministratori</text:span><text:span text:style-name="T20"> </text:span><text:span text:style-name="T8">possono</text:span><text:span text:style-name="T20"> </text:span><office:annotation office:name="__Annotation__385_245370809"><dc:creator>Autore sconosciuto</dc:creator><dc:date>2020-11-28T10:35:15.491114747</dc:date><text:p text:style-name="P14"><text:span text:style-name="T38">operazione</text:span></text:p></office:annotation><text:span text:style-name="T27">creare</text:span><office:annotation-end office:name="__Annotation__385_245370809"/><text:span text:style-name="T20"> </text:span><text:span text:style-name="T24">delle</text:span><text:span text:style-name="T20"> </text:span><text:span text:style-name="T22">categorie</text:span><text:span text:style-name="T20"> per gli annunci.</text:span> Un <text:span text:style-name="T1">utente</text:span>, per <text:span text:style-name="T25">creare</text:span> un <text:span text:style-name="T1">annuncio</text:span>, <text:span text:style-name="T25">seleziona</text:span> una <text:span text:style-name="T1">categoria</text:span> e <text:span text:style-name="T25">scrive</text:span> una <text:span text:style-name="T4">descrizione dell’oggetto</text:span>. <text:span text:style-name="T7">Eventualmente</text:span>, può decidere di <text:span text:style-name="T25">caricare</text:span> una <text:span text:style-name="T4">foto dell’oggetto</text:span>. <text:span text:style-name="T20">Per </text:span><text:span text:style-name="T12">creare</text:span><text:span text:style-name="T20"> un </text:span><text:span text:style-name="T21">annuncio</text:span><text:span text:style-name="T20">, un </text:span><text:span text:style-name="T21">utente</text:span><text:span text:style-name="T20"> deve </text:span><text:span text:style-name="T8">necessariamente</text:span><text:span text:style-name="T20"> aver inserito i </text:span><text:span text:style-name="T6">dati della sua carta di credito</text:span>. Quando un <text:span text:style-name="T21">oggetto</text:span><text:span text:style-name="T20"> inserito in bacheca è stato venduto, l’</text:span><text:span text:style-name="T21">utente</text:span> lo <office:annotation office:name="__Annotation__262_4162159377"><dc:creator>Autore sconosciuto</dc:creator><dc:date>2020-11-22T11:16:39.928176976</dc:date><text:p text:style-name="P14"><text:span text:style-name="T38">Regola di vincolo: non deve essere visualizzato nella bacheca pubblica</text:span></text:p></office:annotation><text:span text:style-name="T17">indica </text:span><text:span text:style-name="T19">come tale</text:span><office:annotation-end office:name="__Annotation__262_4162159377"/> e <office:annotation office:name="__Annotation__261_4162159377"><dc:creator>Autore sconosciuto</dc:creator><dc:date>2020-11-22T11:14:46.483207230</dc:date><text:p text:style-name="P14"><text:span text:style-name="T38">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5">letto e scelto</text:span> un annuncio, <text:span text:style-name="T7">può</text:span> decidere di <text:span text:style-name="T12">inserire</text:span> un <text:span text:style-name="T36">commento pubblico</text:span> o di <text:span text:style-name="T12">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14"><text:span text:style-name="T38">Regola di vincolo: ogni utente deve essere informato</text:span></text:p></office:annotation>venendo così <text:span text:style-name="T12">informato</text:span> ogni volta che su questo viene effettuata una modifica<office:annotation-end office:name="__Annotation__273_4162159377"/> (ad esempio, viene inserita una nuova nota).</text:p>
      <text:p text:style-name="Standard"/>
      <text:p text:style-name="Standard">In generale, un <text:span text:style-name="T1">utente</text:span> <text:span text:style-name="T7">può</text:span>:</text:p>
      <text:list xml:id="list2576007402" text:style-name="L1">
        <text:list-item>
          <text:p text:style-name="P6"><text:span text:style-name="T27">Inserire/rimuovere</text:span> nuovi <text:span text:style-name="T1">annunci</text:span></text:p>
        </text:list-item>
        <text:list-item>
          <text:p text:style-name="P6"><text:span text:style-name="T12">Modificare</text:span> le sue <text:span text:style-name="T18">informazioni anagrafiche</text:span></text:p>
        </text:list-item>
        <text:list-item>
          <text:p text:style-name="P5"><text:span text:style-name="T12">Seguire</text:span> <text:span text:style-name="T1">annunci</text:span></text:p>
        </text:list-item>
        <text:list-item>
          <text:p text:style-name="P5"><text:span text:style-name="T16">Vedere</text:span> gli <text:span text:style-name="T1">annunci</text:span> che sta seguendo, visualizzando un’indicazione legata al fatto se uno degli annunci che sta seguendo è stato modificato (un oggetto segnato come venduto o rimosso compare comunque nell’elenco degli <text:span text:style-name="T37">x1x\</text:span>annunci seguiti dagli utenti, portando l’indicazione del suo <office:annotation office:name="__Annotation__341_245370809"><dc:creator>Autore sconosciuto</dc:creator><dc:date>2020-11-28T10:13:11.126098774</dc:date><text:p text:style-name="P14"><text:span text:style-name="T38">Accedo in lettura a disponibile o a venduto per vedere lo stato</text:span></text:p></office:annotation><text:span text:style-name="T17">stato</text:span><office:annotation-end office:name="__Annotation__341_245370809"/>)</text:p>
        </text:list-item>
        <text:list-item>
          <text:p text:style-name="P5"><text:span text:style-name="T12">Inviare</text:span> <office:annotation office:name="__Annotation__299_4162159377"><dc:creator>Autore sconosciuto</dc:creator><dc:date>2020-11-22T11:48:40.531071687</dc:date><text:p text:style-name="P14"><text:span text:style-name="T39">Part of conversazione</text:span></text:p><text:p text:style-name="P14"><text:span text:style-name="T39">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1">rispondere </text:span><text:span text:style-name="T17">ad una</text:span><text:span text:style-name="T11"> <text:s/></text:span><text:span text:style-name="T18">conversazione</text:span><text:span text:style-name="T17"> specifica</text:span></text:p>
        </text:list-item>
        <text:list-item>
          <text:p text:style-name="P5"><text:span text:style-name="T11">Inserire commenti</text:span> agli <text:span text:style-name="T1">annunci</text:span> ancora <text:span text:style-name="T4">attivi</text:span></text:p>
          <text:p text:style-name="P7"/>
        </text:list-item>
      </text:list>
      <text:p text:style-name="P12"><text:span text:style-name="T35">Gli</text:span><text:span text:style-name="T33"> </text:span><text:span text:style-name="T34">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4"><text:span text:style-name="T38">operazione</text:span></text:p></office:annotatio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4"><text:span text:style-name="T38">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4"><text:span text:style-name="T38">Regola di vincolo:</text:span></text:p><text:p text:style-name="P14"><text:span text:style-name="T38">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4"><text:span text:style-name="T38">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1282873927" text:style-name="L2">
        <text:list-header>
          <text:p text:style-name="P8"/>
        </text:list-header>
        <text:list-item>
          <text:p text:style-name="P8"><text:soft-page-break/>Durante la disambiguazione della specifica ho inserito una chiave univoca per gli annunci</text:p>
        </text:list-item>
        <text:list-item>
          <text:p text:style-name="P8">Regola di vincolo : almeno un gestore del servizio deve aver creato una categoria</text:p>
        </text:list-item>
      </text:list>
      <text:p text:style-name="P9"/>
      <text:p text:style-name="P9"/>
      <text:p text:style-name="P9"/>
      <text:p text:style-name="P10">Categoria</text:p>
      <text:p text:style-name="P11"><text:span text:style-name="T32">Gli</text:span><text:span text:style-name="T29"> </text:span><text:span text:style-name="T30">amministratori</text:span><text:span text:style-name="T20"> </text:span><text:span text:style-name="T8">possono</text:span><text:span text:style-name="T20"> </text:span><text:span text:style-name="T27">creare</text:span><text:span text:style-name="T20"> </text:span><text:span text:style-name="T24">delle</text:span><text:span text:style-name="T20"> </text:span><text:span text:style-name="T22">categorie</text:span><text:span text:style-name="T20"> per gli annunci.</text:span> Un <text:span text:style-name="T1">utente</text:span>, per <text:span text:style-name="T25">creare</text:span> un <text:span text:style-name="T1">annuncio</text:span>, <text:span text:style-name="T25">seleziona</text:span> una <text:span text:style-name="T1">categoria</text:span></text:p>
      <text:p text:style-name="P11"><text:span text:style-name="T1"/></text:p>
      <text:p text:style-name="P11"><text:span text:style-name="T1">Messaggio</text:span></text:p>
      <text:p text:style-name="P11"><text:span text:style-name="T1">Un utente può </text:span><text:span text:style-name="T15">inviare</text:span><text:span text:style-name="T1"> un messaggio privato</text:span></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4T01:36:25.657846470</dc:date>
    <meta:editing-duration>PT12H20M51S</meta:editing-duration>
    <meta:editing-cycles>21</meta:editing-cycles>
    <meta:generator>LibreOffice/6.1.5.2$Linux_X86_64 LibreOffice_project/10$Build-2</meta:generator>
    <meta:document-statistic meta:table-count="0" meta:image-count="0" meta:object-count="0" meta:page-count="2" meta:paragraph-count="29" meta:word-count="483" meta:character-count="3219" meta:non-whitespace-character-count="2769"/>
  </office:meta>
</office:document-meta>
</file>